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officeooo:rsid="0008a5d0" officeooo:paragraph-rsid="000d63f6"/>
    </style:style>
    <style:style style:name="P2" style:family="paragraph" style:parent-style-name="Standard">
      <style:paragraph-properties fo:text-align="justify" style:justify-single-word="false"/>
      <style:text-properties officeooo:rsid="0008a5d0" officeooo:paragraph-rsid="000d63f6"/>
    </style:style>
    <style:style style:name="P3" style:family="paragraph" style:parent-style-name="Standard">
      <style:paragraph-properties fo:text-align="justify" style:justify-single-word="false"/>
      <style:text-properties officeooo:rsid="0008a5d0" officeooo:paragraph-rsid="000f450b"/>
    </style:style>
    <style:style style:name="P4" style:family="paragraph" style:parent-style-name="Standard" style:list-style-name="L3">
      <style:paragraph-properties fo:text-align="justify" style:justify-single-word="false"/>
      <style:text-properties officeooo:paragraph-rsid="000f450b"/>
    </style:style>
    <style:style style:name="P5" style:family="paragraph" style:parent-style-name="Standard">
      <style:paragraph-properties fo:text-align="justify" style:justify-single-word="false"/>
      <style:text-properties officeooo:paragraph-rsid="000d63f6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0a4c42" officeooo:paragraph-rsid="000d63f6"/>
    </style:style>
    <style:style style:name="P7" style:family="paragraph" style:parent-style-name="Standard">
      <style:paragraph-properties fo:text-align="justify" style:justify-single-word="false"/>
      <style:text-properties officeooo:rsid="000a4c42" officeooo:paragraph-rsid="000d63f6"/>
    </style:style>
    <style:style style:name="P8" style:family="paragraph" style:parent-style-name="Standard" style:list-style-name="L3">
      <style:paragraph-properties fo:text-align="justify" style:justify-single-word="false"/>
      <style:text-properties officeooo:rsid="000d465a" officeooo:paragraph-rsid="000f450b"/>
    </style:style>
    <style:style style:name="P9" style:family="paragraph" style:parent-style-name="Standard">
      <style:paragraph-properties fo:text-align="justify" style:justify-single-word="false"/>
      <style:text-properties officeooo:rsid="000d465a" officeooo:paragraph-rsid="000d63f6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0da635" officeooo:paragraph-rsid="000da635"/>
    </style:style>
    <style:style style:name="P11" style:family="paragraph" style:parent-style-name="Standard">
      <style:paragraph-properties fo:text-align="justify" style:justify-single-word="false"/>
      <style:text-properties fo:font-weight="bold" officeooo:paragraph-rsid="000d63f6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a5d0" officeooo:paragraph-rsid="000d63f6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a5d0" officeooo:paragraph-rsid="000f450b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05202" officeooo:paragraph-rsid="00105202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97dc" officeooo:paragraph-rsid="000e97dc" style:font-weight-asian="bold" style:font-weight-complex="bold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0f450b" officeooo:paragraph-rsid="000f450b"/>
    </style:style>
    <style:style style:name="P17" style:family="paragraph" style:parent-style-name="Standard" style:list-style-name="L3">
      <style:paragraph-properties fo:text-align="justify" style:justify-single-word="false"/>
      <style:text-properties officeooo:rsid="000f450b" officeooo:paragraph-rsid="000f450b"/>
    </style:style>
    <style:style style:name="P18" style:family="paragraph" style:parent-style-name="Standard" style:list-style-name="L3">
      <style:paragraph-properties fo:text-align="justify" style:justify-single-word="false"/>
      <style:text-properties officeooo:rsid="001167e1" officeooo:paragraph-rsid="001167e1"/>
    </style:style>
    <style:style style:name="P19" style:family="paragraph" style:parent-style-name="Standard" style:list-style-name="L3">
      <style:paragraph-properties fo:text-align="justify" style:justify-single-word="false"/>
      <style:text-properties officeooo:rsid="001167e1" officeooo:paragraph-rsid="0012c131"/>
    </style:style>
    <style:style style:name="T1" style:family="text">
      <style:text-properties officeooo:rsid="00096c90"/>
    </style:style>
    <style:style style:name="T2" style:family="text">
      <style:text-properties officeooo:rsid="000a4c42"/>
    </style:style>
    <style:style style:name="T3" style:family="text">
      <style:text-properties officeooo:rsid="000b689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5e1d" style:font-weight-asian="normal" style:font-weight-complex="normal"/>
    </style:style>
    <style:style style:name="T6" style:family="text">
      <style:text-properties fo:font-weight="normal" officeooo:rsid="00209ff6" style:font-weight-asian="normal" style:font-weight-complex="normal"/>
    </style:style>
    <style:style style:name="T7" style:family="text">
      <style:text-properties officeooo:rsid="000f450b"/>
    </style:style>
    <style:style style:name="T8" style:family="text">
      <style:text-properties officeooo:rsid="000ff8b2"/>
    </style:style>
    <style:style style:name="T9" style:family="text">
      <style:text-properties officeooo:rsid="0012c1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ROGRAMMING FUNDAMENTALS ASSIGNMENT – 2</text:p>
      <text:p text:style-name="P15"/>
      <text:p text:style-name="P11">1. Elucidate the following concepts: 'Statically Typed Language', 'Dynamically Typed Language', 'Strongly Typed Language', and 'Loosely Typed Language'? Also, into which of these categories would Java fall?”</text:p>
      <text:p text:style-name="P5"/>
      <text:list xml:id="list3045739952" text:style-name="L1">
        <text:list-item>
          <text:p text:style-name="P1">Statically Typed Language – Computer Language which Type checking during the compiling stage.</text:p>
          <text:p text:style-name="P10">Ex : java,C,C+<text:span text:style-name="T7">+</text:span>,Rust,Go,Scala</text:p>
          <text:p text:style-name="P10"/>
        </text:list-item>
        <text:list-item>
          <text:p text:style-name="P1">Dynamically Typed Language – Computer Language which Type checking during run time.</text:p>
          <text:p text:style-name="P10">Ex : <text:span text:style-name="T5">Perl, Ruby, Python, PHP, JavaScript, Erlang</text:span></text:p>
          <text:p text:style-name="P10"><text:span text:style-name="T5"/></text:p>
        </text:list-item>
        <text:list-item>
          <text:p text:style-name="P1">Strongly Typed Language – <text:span text:style-name="T1">The </text:span><text:span text:style-name="T2">l</text:span><text:span text:style-name="T1">anguage that </text:span><text:span text:style-name="T2">consider the data types.</text:span></text:p>
          <text:p text:style-name="P16">Ex : java,C++,swift</text:p>
          <text:p text:style-name="P16"/>
        </text:list-item>
        <text:list-item>
          <text:p text:style-name="P1">Loose Typed Language – <text:span text:style-name="T2">The language that not consider the data types.</text:span></text:p>
          <text:p text:style-name="P16">Ex : PHP,Perl</text:p>
          <text:p text:style-name="P16"/>
        </text:list-item>
        <text:list-item>
          <text:p text:style-name="P6">Java falls to Dynamically Typed Language and Strongly Types Language.</text:p>
        </text:list-item>
      </text:list>
      <text:p text:style-name="P7"/>
      <text:p text:style-name="P13">2. "Could you clarify the meanings of 'Case Sensitive', 'Case Insensitive', and 'Case Sensitive-Insensitive' as they relate to programming languages with some examples? Furthermore, how would you classify Java in relation to these terms?”</text:p>
      <text:p text:style-name="P3"/>
      <text:list xml:id="list3256813585" text:style-name="L3">
        <text:list-item>
          <text:p text:style-name="P4"><text:span text:style-name="T3">Case-sensitive Language - </text:span>A case-sensitive language is a programming language in which the distinction between uppercase and lowercase letters is significant. </text:p>
          <text:p text:style-name="P17">Ex : java,<text:span text:style-name="T8">C,C++,C#,Phython,Ruby,javaScript</text:span></text:p>
          <text:p text:style-name="P17"/>
        </text:list-item>
        <text:list-item>
          <text:p text:style-name="P4"><text:span text:style-name="T3">Case-Insensitive Language - </text:span>A case-insensitive language is a programming language in which the distinction between uppercase and lowercase letters is not significant .</text:p>
          <text:p text:style-name="P18">Ex : VB.NET</text:p>
          <text:p text:style-name="P18"/>
        </text:list-item>
        <text:list-item>
          <text:p text:style-name="P19">Case sensitive - Insen<text:span text:style-name="T9">si</text:span>tive Language - <text:span text:style-name="T6">Some programming languages provide options to treat identifiers as either case sensitive or case insensitive based on a specific setting or compiler flag. In</text:span><text:span text:style-name="T4"> such languages, you can choose whether the distinction between uppercase and lowercase letters matters (case sensitive) or doesn't matter (case insensitive) when writing code.</text:span></text:p>
          <text:p text:style-name="P4"/>
        </text:list-item>
        <text:list-item>
          <text:p text:style-name="P8">Java is a Case-sensitive Language </text:p>
          <text:p text:style-name="P8"/>
        </text:list-item>
      </text:list>
      <text:p text:style-name="P14"/>
      <text:p text:style-name="P12"/>
      <text:p text:style-name="P9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08:20:54.100712447</meta:creation-date>
    <meta:generator>LibreOffice/7.3.7.2$Linux_X86_64 LibreOffice_project/30$Build-2</meta:generator>
    <dc:date>2023-08-01T12:37:42.878611044</dc:date>
    <meta:editing-duration>PT43M22S</meta:editing-duration>
    <meta:editing-cycles>4</meta:editing-cycles>
    <meta:document-statistic meta:table-count="0" meta:image-count="0" meta:object-count="0" meta:page-count="1" meta:paragraph-count="26" meta:word-count="268" meta:character-count="1784" meta:non-whitespace-character-count="1550"/>
  </office:meta>
</office:document-meta>
</file>